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78mm"/>
    </style:style>
    <style:style style:name="co2" style:family="table-column">
      <style:table-column-properties fo:break-before="auto" style:column-width="55.63mm"/>
    </style:style>
    <style:style style:name="co3" style:family="table-column">
      <style:table-column-properties fo:break-before="auto" style:column-width="157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c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 arte de escrever /</text:p>
          </table:table-cell>
          <table:table-cell office:value-type="float" office:value="9788525414649" calcext:value-type="float">
            <text:p>9788525414649</text:p>
          </table:table-cell>
          <table:table-cell office:value-type="string" calcext:value-type="string">
            <text:p>http://play.google.com/books/reader?id=Qh90Zkia4gcC&amp;hl=&amp;printsec=frontcover&amp;source=gbs_api</text:p>
          </table:table-cell>
        </table:table-row>
        <table:table-row table:style-name="ro1">
          <table:table-cell office:value-type="string" calcext:value-type="string">
            <text:p>A estratégia em ação :</text:p>
          </table:table-cell>
          <table:table-cell office:value-type="string" calcext:value-type="string">
            <text:p>8535201491 | 9788535201499</text:p>
          </table:table-cell>
          <table:table-cell office:value-type="string" calcext:value-type="string">
            <text:p>http://play.google.com/books/reader?id=XQ-EIA_HJWYC&amp;hl=&amp;printsec=frontcover&amp;source=gbs_api</text:p>
          </table:table-cell>
        </table:table-row>
        <table:table-row table:style-name="ro1">
          <table:table-cell office:value-type="string" calcext:value-type="string">
            <text:p>A trilogia tebana :</text:p>
          </table:table-cell>
          <table:table-cell office:value-type="float" office:value="9788571100817" calcext:value-type="float">
            <text:p>9788571100817</text:p>
          </table:table-cell>
          <table:table-cell office:value-type="string" calcext:value-type="string">
            <text:p>http://play.google.com/books/reader?id=3jEY1dFCpx4C&amp;hl=&amp;printsec=frontcover&amp;source=gbs_api</text:p>
          </table:table-cell>
        </table:table-row>
        <table:table-row table:style-name="ro1">
          <table:table-cell office:value-type="string" calcext:value-type="string">
            <text:p>A vida é sonho /</text:p>
          </table:table-cell>
          <table:table-cell office:value-type="float" office:value="9788577150687" calcext:value-type="float">
            <text:p>9788577150687</text:p>
          </table:table-cell>
          <table:table-cell office:value-type="string" calcext:value-type="string">
            <text:p>http://play.google.com/books/reader?id=X2j0tpBxj1YC&amp;hl=&amp;printsec=frontcover&amp;source=gbs_api</text:p>
          </table:table-cell>
        </table:table-row>
        <table:table-row table:style-name="ro1">
          <table:table-cell office:value-type="string" calcext:value-type="string">
            <text:p>Como organizar e administrar uma cooperativa :</text:p>
          </table:table-cell>
          <table:table-cell office:value-type="float" office:value="9788522503032" calcext:value-type="float">
            <text:p>9788522503032</text:p>
          </table:table-cell>
          <table:table-cell office:value-type="string" calcext:value-type="string">
            <text:p>http://play.google.com/books/reader?id=nya-igncpGAC&amp;hl=&amp;printsec=frontcover&amp;source=gbs_api</text:p>
          </table:table-cell>
        </table:table-row>
        <table:table-row table:style-name="ro1">
          <table:table-cell office:value-type="string" calcext:value-type="string">
            <text:p>Competitividade na indústria metal-mecânica:</text:p>
          </table:table-cell>
          <table:table-cell office:value-type="float" office:value="9788547300098" calcext:value-type="float">
            <text:p>9788547300098</text:p>
          </table:table-cell>
          <table:table-cell office:value-type="string" calcext:value-type="string">
            <text:p>http://play.google.com/books/reader?id=fh40DwAAQBAJ&amp;hl=&amp;printsec=frontcover&amp;source=gbs_api</text:p>
          </table:table-cell>
        </table:table-row>
        <table:table-row table:style-name="ro1">
          <table:table-cell office:value-type="string" calcext:value-type="string">
            <text:p>Constelações Familiares: </text:p>
          </table:table-cell>
          <table:table-cell office:value-type="float" office:value="9788531606731" calcext:value-type="float">
            <text:p>9788531606731</text:p>
          </table:table-cell>
          <table:table-cell office:value-type="string" calcext:value-type="string">
            <text:p>http://play.google.com/books/reader?id=dUp0jVxelDMC&amp;hl=&amp;printsec=frontcover&amp;source=gbs_api</text:p>
          </table:table-cell>
        </table:table-row>
        <table:table-row table:style-name="ro1">
          <table:table-cell office:value-type="string" calcext:value-type="string">
            <text:p>Empreendedorismo urbano :</text:p>
          </table:table-cell>
          <table:table-cell office:value-type="float" office:value="8571395705" calcext:value-type="float">
            <text:p>8571395705</text:p>
          </table:table-cell>
          <table:table-cell office:value-type="string" calcext:value-type="string">
            <text:p>http://play.google.com/books/reader?id=SKgZRB8GxxEC&amp;hl=&amp;printsec=frontcover&amp;source=gbs_api</text:p>
          </table:table-cell>
        </table:table-row>
        <table:table-row table:style-name="ro1">
          <table:table-cell office:value-type="string" calcext:value-type="string">
            <text:p>Estatística básica :</text:p>
          </table:table-cell>
          <table:table-cell office:value-type="float" office:value="9788535230307" calcext:value-type="float">
            <text:p>9788535230307</text:p>
          </table:table-cell>
          <table:table-cell office:value-type="string" calcext:value-type="string">
            <text:p>http://play.google.com/books/reader?id=6GQMVC3XWEoC&amp;hl=&amp;printsec=frontcover&amp;source=gbs_api</text:p>
          </table:table-cell>
        </table:table-row>
        <table:table-row table:style-name="ro1">
          <table:table-cell office:value-type="string" calcext:value-type="string">
            <text:p>Ética e cidadania:</text:p>
          </table:table-cell>
          <table:table-cell office:value-type="float" office:value="9788530804589" calcext:value-type="float">
            <text:p>9788530804589</text:p>
          </table:table-cell>
          <table:table-cell office:value-type="string" calcext:value-type="string">
            <text:p>http://play.google.com/books/reader?id=swV0zr4f534C&amp;hl=&amp;printsec=frontcover&amp;source=gbs_api</text:p>
          </table:table-cell>
        </table:table-row>
        <table:table-row table:style-name="ro1">
          <table:table-cell office:value-type="string" calcext:value-type="string">
            <text:p>Iniciação à lógica matemática /</text:p>
          </table:table-cell>
          <table:table-cell office:value-type="float" office:value="9788521304036" calcext:value-type="float">
            <text:p>9788521304036</text:p>
          </table:table-cell>
          <table:table-cell office:value-type="string" calcext:value-type="string">
            <text:p>http://play.google.com/books/reader?id=s7GKHIjAQC4C&amp;hl=&amp;printsec=frontcover&amp;source=gbs_api</text:p>
          </table:table-cell>
        </table:table-row>
        <table:table-row table:style-name="ro1">
          <table:table-cell office:value-type="string" calcext:value-type="string">
            <text:p>Introdução à programação com python:</text:p>
          </table:table-cell>
          <table:table-cell office:value-type="float" office:value="9788575224083" calcext:value-type="float">
            <text:p>9788575224083</text:p>
          </table:table-cell>
          <table:table-cell office:value-type="string" calcext:value-type="string">
            <text:p>http://play.google.com/books/reader?id=e9fTAwAAQBAJ&amp;hl=&amp;printsec=frontcover&amp;source=gbs_api</text:p>
          </table:table-cell>
        </table:table-row>
        <table:table-row table:style-name="ro1">
          <table:table-cell office:value-type="string" calcext:value-type="string">
            <text:p>O melhor de Peter Drucker :</text:p>
          </table:table-cell>
          <table:table-cell office:value-type="string" calcext:value-type="string">
            <text:p>9788521311645 | 9788521311645</text:p>
          </table:table-cell>
          <table:table-cell office:value-type="string" calcext:value-type="string">
            <text:p>http://play.google.com/books/reader?id=J3wsUj5NZtMC&amp;hl=&amp;printsec=frontcover&amp;source=gbs_api</text:p>
          </table:table-cell>
        </table:table-row>
        <table:table-row table:style-name="ro1">
          <table:table-cell office:value-type="string" calcext:value-type="string">
            <text:p>Técnicas de ensino:</text:p>
          </table:table-cell>
          <table:table-cell office:value-type="float" office:value="9788530801823" calcext:value-type="float">
            <text:p>9788530801823</text:p>
          </table:table-cell>
          <table:table-cell office:value-type="string" calcext:value-type="string">
            <text:p>http://play.google.com/books/reader?id=M_TXzYFD2SQC&amp;hl=&amp;printsec=frontcover&amp;source=gbs_api</text:p>
          </table:table-cell>
        </table:table-row>
        <table:table-row table:style-name="ro1">
          <table:table-cell office:value-type="string" calcext:value-type="string">
            <text:p>Um olhar sobre a diferença:</text:p>
          </table:table-cell>
          <table:table-cell office:value-type="float" office:value="9788530805159" calcext:value-type="float">
            <text:p>9788530805159</text:p>
          </table:table-cell>
          <table:table-cell office:value-type="string" calcext:value-type="string">
            <text:p>http://play.google.com/books/reader?id=6pqrm-AOH4wC&amp;hl=&amp;printsec=frontcover&amp;source=gbs_api</text:p>
          </table:table-cell>
        </table:table-row>
        <table:table-row table:style-name="ro1">
          <table:table-cell office:value-type="string" calcext:value-type="string">
            <text:p>A corrosão do caráter :</text:p>
          </table:table-cell>
          <table:table-cell office:value-type="float" office:value="9788501054616" calcext:value-type="float">
            <text:p>9788501054616</text:p>
          </table:table-cell>
          <table:table-cell office:value-type="string" calcext:value-type="string">
            <text:p>http://play.google.com/books/reader?id=qy0Znd07WKUC&amp;hl=&amp;printsec=frontcover&amp;source=gbs_api</text:p>
          </table:table-cell>
        </table:table-row>
        <table:table-row table:style-name="ro1">
          <table:table-cell office:value-type="string" calcext:value-type="string">
            <text:p>Introdução à teoria geral da administração :</text:p>
          </table:table-cell>
          <table:table-cell office:value-type="float" office:value="9788535214512" calcext:value-type="float">
            <text:p>9788535214512</text:p>
          </table:table-cell>
          <table:table-cell office:value-type="string" calcext:value-type="string">
            <text:p>http://play.google.com/books/reader?id=5st65nAYfq8C&amp;hl=&amp;printsec=frontcover&amp;source=gbs_api</text:p>
          </table:table-cell>
        </table:table-row>
        <table:table-row table:style-name="ro1">
          <table:table-cell office:value-type="string" calcext:value-type="string">
            <text:p>Introdução à teoria geral da administração /</text:p>
          </table:table-cell>
          <table:table-cell office:value-type="float" office:value="9788535213485" calcext:value-type="float">
            <text:p>9788535213485</text:p>
          </table:table-cell>
          <table:table-cell office:value-type="string" calcext:value-type="string">
            <text:p>http://play.google.com/books/reader?id=p1v6UEVixy8C&amp;hl=&amp;printsec=frontcover&amp;source=gbs_api</text:p>
          </table:table-cell>
        </table:table-row>
        <table:table-row table:style-name="ro1">
          <table:table-cell office:value-type="string" calcext:value-type="string">
            <text:p>Administração nos novos tempos /</text:p>
          </table:table-cell>
          <table:table-cell office:value-type="float" office:value="9788535214437" calcext:value-type="float">
            <text:p>9788535214437</text:p>
          </table:table-cell>
          <table:table-cell office:value-type="string" calcext:value-type="string">
            <text:p>http://play.google.com/books/reader?id=go-2Ea1O1dQC&amp;hl=&amp;printsec=frontcover&amp;source=gbs_a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" meta:object-count="0"/>
    <meta:generator>LibreOffice/6.0.7.3$Linux_X86_64 LibreOffice_project/00m0$Build-3</meta:generator>
  </office:meta>
</office:document-meta>
</file>